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eek 2 Infrastructure as Code (IaC)</text:p>
      <text:p text:style-name="Standard">DevOps</text:p>
      <text:p text:style-name="Standard">DO Blended</text:p>
      <text:p text:style-name="Standard">Winter 2023</text:p>
      <text:p text:style-name="Standard">CSDO1010-005-B-W23</text:p>
      <text:p text:style-name="Standard">Week 2: Infrastructure as Code (IaC)</text:p>
      <text:p text:style-name="Standard">GETTING STARTED</text:p>
      <text:p text:style-name="Standard">Underline</text:p>
      <text:p text:style-name="Standard"/>
      <text:p text:style-name="Standard">"Infrastructure as code is an approach to managing IT infrastructure for the age of cloud, microservices and continuous delivery." - Kief Morris, head of continuous delivery for ThoughtWorks Europe</text:p>
      <text:p text:style-name="Standard"/>
      <text:p text:style-name="Standard">Open Answers: What is provisioning? Red Hat's Colin McNaughton explains [1:10 minutes]</text:p>
      <text:p text:style-name="Standard"/>
      <text:p text:style-name="Standard"/>
      <text:p text:style-name="Standard"/>
      <text:p text:style-name="Standard">Before starting a deep dive into your learning adventure, think about the following questions:</text:p>
      <text:p text:style-name="Standard"/>
      <text:p text:style-name="Standard">What is Infrastructure as Code?</text:p>
      <text:p text:style-name="Standard">What are the benefits of Infrastructure as Code?</text:p>
      <text:p text:style-name="Standard">What are Infrastructure as Code best practices?</text:p>
      <text:p text:style-name="Standard">How do you choose when to use Infrastructure as a Code solution?</text:p>
      <text:p text:style-name="Standard">How do you implement and work with Terraform for provisioning your infrastructure?</text:p>
      <text:p text:style-name="Standard"/>
      <text:p text:style-name="Standard">OVERVIEW</text:p>
      <text:p text:style-name="Standard">Underline</text:p>
      <text:p text:style-name="Standard"/>
      <text:p text:style-name="Standard">IaC ConceptThis week you will learn about Infrastructure as Code (IaC) as an essential DevOps practice. You will understand the benefits of Infrastructure as Code in-depth and how it enables DevOps teams to create and version infrastructure the same way they version and track source code.</text:p>
      <text:p text:style-name="Standard"/>
      <text:p text:style-name="Standard">We will examine the difference between immutable and mutable infrastructure, which will allow you to decide and choose your Infrastructure as Code solution. When choosing an IaC solution, it's also important to understand the difference between a declarative or an imperative approach to infrastructure automation.</text:p>
      <text:p text:style-name="Standard"/>
      <text:p text:style-name="Standard">You will understand how Infrastructure as Code can help avoid cloud deployment inconsistencies, increase developer productivity, and lower costs. We will cover best practices to get the most out of your IaC efforts.</text:p>
      <text:p text:style-name="Standard"/>
      <text:p text:style-name="Standard">You will learn about Terraform as an IaC tool: its key features; the core Terraform workflow; Terraform recommended practices; and, the four levels of operational maturity.</text:p>
      <text:p text:style-name="Standard"/>
      <text:p text:style-name="Standard">Finally, we will go through Terraform's step-by-step tutorial to build, change, and destroy infrastructure for your cloud provider of choice.</text:p>
      <text:p text:style-name="Standard"/>
      <text:p text:style-name="Standard">Enjoy the module this week. Infrastructure as Code (IaC) automates the provisioning of IT infrastructure and eliminates the need to manually provision and manage servers, operating systems, storage and other infrastructure.</text:p>
      <text:p text:style-name="Standard"><text:soft-page-break/></text:p>
      <text:p text:style-name="Standard"/>
      <text:p text:style-name="Standard">WHY IT MATTERS</text:p>
      <text:p text:style-name="Standard">Underline</text:p>
      <text:p text:style-name="Standard"/>
      <text:p text:style-name="Standard">Infrastructure as Code (IaC)</text:p>
      <text:p text:style-name="Standard"/>
      <text:p text:style-name="Standard">As a DevOps Engineer, you will be responsible for automating the process of deploying, configuring, and managing IT resources via the use of Infrastructure as Code (IaC) automation tools. IaC will allow you to provision, build, and rebuild your infrastructure without putting in too much effort. It will save your time by facilitating redeployment instead of repairing your existing servers and minimized mean time to resolution (MTTR). You will be managing your infrastructure just like an application code.</text:p>
      <text:p text:style-name="Standard"/>
      <text:p text:style-name="Standard">Infrastructure as Code (IaC) Best Practices</text:p>
      <text:p text:style-name="Standard"/>
      <text:p text:style-name="Standard">To maximize the benefits of implementing Infrastructure as Code (IaC), you should deploy code to describe your infrastructure by codifying your infrastructure using tools such as Terraform. These configuration files will be your single source of truth to your infrastructure specifications. These configuration files should be version-controlled in SCM. Your IaC code should serve as documentation. You should divide your infrastructure into multiple modular components (Microservices architectural style) and then combine them through automation.</text:p>
      <text:p text:style-name="Standard"/>
      <text:p text:style-name="Standard">Terraform as IaC</text:p>
      <text:p text:style-name="Standard"/>
      <text:p text:style-name="Standard">Terraform is an Infrastructure as Code (IaC) tool for building, changing, and versioning infrastructure safely and efficiently. Terraform can manage existing and popular service providers as well as custom in-house solutions. It can provision and manage low-level components such as compute instances, storage, and networking, as well as high-level components such as DNS entries, SaaS features, etc.</text:p>
      <text:p text:style-name="Standard"/>
      <text:p text:style-name="Standard"/>
      <text:p text:style-name="Standard">LEARNING OUTCOMES</text:p>
      <text:p text:style-name="Standard">Underline</text:p>
      <text:p text:style-name="Standard"/>
      <text:p text:style-name="Standard">By the end of this module, you will be able to:</text:p>
      <text:p text:style-name="Standard"/>
      <text:p text:style-name="Standard">Explain Infrastructure as Code (IaC).</text:p>
      <text:p text:style-name="Standard">Explain the difference between immutable and mutable infrastructure.</text:p>
      <text:p text:style-name="Standard">Explain the difference between a declarative and imperative approach to infrastructure automation.</text:p>
      <text:p text:style-name="Standard">Explain Infrastructure as Code (IaC) best practices.</text:p>
      <text:p text:style-name="Standard">Explain Core Terraform workflow and recommend best practices.</text:p>
      <text:p text:style-name="Standard">Apply Infrastructure as Code principles using Terraform to automate infrastructure provisio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6T14:27:20.182000000</meta:creation-date>
    <dc:date>2023-07-16T14:28:40.347000000</dc:date>
    <meta:editing-duration>PT1M20S</meta:editing-duration>
    <meta:editing-cycles>1</meta:editing-cycles>
    <meta:document-statistic meta:table-count="0" meta:image-count="0" meta:object-count="0" meta:page-count="2" meta:paragraph-count="41" meta:word-count="614" meta:character-count="4210" meta:non-whitespace-character-count="3637"/>
    <meta:generator>LibreOffice/6.1.2.1$Windows_X86_64 LibreOffice_project/65905a128db06ba48db947242809d14d3f9a93fe</meta:generator>
  </office:meta>
</office:document-meta>
</file>